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notes">
      <style:graphic-properties draw:fill-color="#ffffff" fo:min-height="13.099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outline1" style:list-style-name="L6">
      <style:graphic-properties draw:fill-color="#ffffff" draw:auto-grow-height="true" fo:min-height="14.267cm"/>
    </style:style>
    <style:style style:name="pr10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margin-left="0.6cm" fo:margin-right="0cm" fo:text-indent="-0.6cm"/>
      <style:text-properties fo:font-size="17pt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4.8cm" fo:margin-right="0cm" text:enable-numbering="false" fo:text-indent="-0.6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text-align="center"/>
    </style:style>
    <style:style style:name="P17" style:family="paragraph">
      <style:text-properties fo:font-style="italic" fo:font-weight="bold"/>
    </style:style>
    <style:style style:name="P18" style:family="paragraph">
      <style:paragraph-properties fo:margin-left="6cm" fo:margin-right="0cm" text:enable-numbering="false" fo:text-indent="-0.6cm"/>
    </style:style>
    <style:style style:name="P19" style:family="paragraph">
      <style:paragraph-properties fo:margin-left="7.2cm" fo:margin-right="0cm" text:enable-numbering="false" fo:text-indent="-0.6cm"/>
    </style:style>
    <style:style style:name="P20" style:family="paragraph">
      <style:paragraph-properties fo:margin-left="3.6cm" fo:margin-right="0cm" text:enable-numbering="true" fo:text-indent="-0.6cm"/>
    </style:style>
    <style:style style:name="P21" style:family="paragraph">
      <style:paragraph-properties fo:margin-left="3.6cm" fo:margin-right="0cm" fo:text-indent="-0.6cm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paragraph-properties fo:margin-left="2.4cm" fo:margin-right="0cm" fo:text-indent="-0.8cm"/>
      <style:text-properties fo:font-size="2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color="#ccccff"/>
    </style:style>
    <style:style style:name="T7" style:family="text">
      <style:text-properties fo:color="#23ff23"/>
    </style:style>
    <style:style style:name="T8" style:family="text">
      <style:text-properties fo:font-size="20pt"/>
    </style:style>
    <style:style style:name="T9" style:family="text">
      <style:text-properties fo:color="#ccccff" fo:font-size="20pt"/>
    </style:style>
    <style:style style:name="T10" style:family="text">
      <style:text-properties fo:color="#ffff00" fo:font-size="20pt"/>
    </style:style>
    <style:style style:name="T11" style:family="text">
      <style:text-properties fo:color="#ccccff" fo:font-size="24pt"/>
    </style:style>
    <style:style style:name="T12" style:family="text">
      <style:text-properties fo:font-size="24pt"/>
    </style:style>
    <style:style style:name="T13" style:family="text">
      <style:text-properties fo:color="#23ff23" fo:font-size="24pt"/>
    </style:style>
    <style:style style:name="T14" style:family="text">
      <style:text-properties fo:color="#ffffff"/>
    </style:style>
    <style:style style:name="T15" style:family="text">
      <style:text-properties fo:color="#ccccff" style:text-underline-style="solid" style:text-underline-width="auto" style:text-underline-color="font-color"/>
    </style:style>
    <style:style style:name="T16" style:family="text">
      <style:text-properties fo:color="#ffff00" fo:font-style="italic" fo:font-weight="bold"/>
    </style:style>
    <style:style style:name="T17" style:family="text">
      <style:text-properties fo:font-style="italic" fo:font-weight="bold"/>
    </style:style>
    <style:style style:name="T18" style:family="text">
      <style:text-properties fo:color="#ffffff" fo:font-size="24pt"/>
    </style:style>
    <style:style style:name="T19" style:family="text">
      <style:text-properties fo:color="#ffff00" fo:font-size="24pt"/>
    </style:style>
    <style:style style:name="T20" style:family="text">
      <style:text-properties fo:color="#23ff23" fo:font-size="20pt"/>
    </style:style>
    <style:style style:name="T21" style:family="text">
      <style:text-properties fo:color="#23ff23" style:text-position="super 58%" fo:font-size="24pt" style:font-size-asian="28pt" style:font-size-complex="28pt"/>
    </style:style>
    <style:style style:name="T22" style:family="text">
      <style:text-properties fo:color="#23ff23" style:text-position="sub 58%" fo:font-size="24pt"/>
    </style:style>
    <style:style style:name="T23" style:family="text">
      <style:text-properties fo:color="#23ff23" fo:font-family="'Lucida Sans'" style:font-pitch="variable" fo:font-size="24pt" style:font-family-asian="'Lucida Sans'" style:font-pitch-asian="variable" style:font-family-complex="'Lucida Sans'" style:font-pitch-complex="variable"/>
    </style:style>
    <style:style style:name="T24" style:family="text">
      <style:text-properties fo:color="#23ff23" style:text-position="super 58%" fo:font-size="24pt"/>
    </style:style>
    <style:style style:name="T25" style:family="text">
      <style:text-properties fo:font-family="'Lucida Sans'" style:font-pitch="variable" fo:font-size="24pt" style:font-family-asian="'Lucida Sans'" style:font-pitch-asian="variable" style:font-family-complex="'Lucida Sans'" style:font-pitch-complex="variable"/>
    </style:style>
    <style:style style:name="T26" style:family="text">
      <style:text-properties fo:color="#ffff00" fo:font-size="26pt"/>
    </style:style>
    <style:style style:name="T27" style:family="text">
      <style:text-properties fo:font-size="26pt"/>
    </style:style>
    <style:style style:name="T28" style:family="text">
      <style:text-properties fo:color="#ccccff" fo:font-size="26pt"/>
    </style:style>
    <style:style style:name="T29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50%"/>
      </text:list-level-style-bullet>
    </text:list-style>
    <text:list-style style:name="L6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4.3-4.7</presentation:footer-decl>
      <presentation:footer-decl presentation:name="ftr2">CMPTxxxx</presentation:footer-decl>
      <presentation:footer-decl presentation:name="ftr3">CMPT 14x: 4.1-4.2</presentation:footer-decl>
      <presentation:date-time-decl presentation:name="dtd1" presentation:source="fixed">30 Sep 2005</presentation:date-time-decl>
      <presentation:date-time-decl presentation:name="dtd2" presentation:source="current-date" style:data-style-name="D3"/>
      <presentation:date-time-decl presentation:name="dtd3" presentation:source="fixed">28 Sep 2005</presentation:date-time-decl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4.3-4.7: Functions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30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629cm" svg:height="0.992cm" svg:x="17.13cm" svg:y="19.281cm">
          <draw:text-box>
            <text:p text:style-name="P1">http://cmpt14x.seanho.com/</text:p>
          </draw:text-box>
        </draw:frame>
        <draw:rect draw:style-name="gr2" draw:text-style-name="P6" draw:layer="layout" svg:width="7.62cm" svg:height="4.445cm" svg:x="19.685cm" svg:y="10.795cm">
          <text:p text:style-name="P3"><text:span text:style-name="T3">Reminders:</text:span></text:p>
          <text:p text:style-name="P4"><text:span text:style-name="T3"/></text:p>
          <text:p text:style-name="P5"><text:span text:style-name="T3">1) </text:span><text:span text:style-name="T4">journals</text:span><text:span text:style-name="T3"> in folder</text:span></text:p>
          <text:p text:style-name="P5"><text:span text:style-name="T3">2) </text:span><text:span text:style-name="T4">hw</text:span><text:span text:style-name="T3">: #17, 36</text:span></text:p>
        </draw:rect>
        <draw:rect draw:style-name="gr2" draw:text-style-name="P6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4.1-4.2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Procedures</text:span>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No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ad-only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able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oth kinds of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Formal</text:span> vs. <text:span text:style-name="T5">actual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op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4.3-4.7)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Value</text:span> vs. <text:span text:style-name="T5">variable</text:span> parameters: a.k.a.</text:p>
              </text:list-item>
            </text:list>
            <text:list text:style-name="L3">
              <text:list-item>
                <text:list>
                  <text:list-item>
                    <text:p text:style-name="P9">call-by-<text:span text:style-name="T5">value</text:span> vs. call-by-<text:span text:style-name="T5">referenc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Pre-/post-conditions</text:span> (predicates): two choices:</text:p>
              </text:list-item>
            </text:list>
            <text:list text:style-name="L3">
              <text:list-item>
                <text:list>
                  <text:list-item>
                    <text:p text:style-name="P9">Specify in <text:span text:style-name="T5">documentation</text:span>/com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ode</text:span> to check input for validity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Function</text:span> procedures</text:p>
              </text:list-item>
            </text:list>
            <text:list text:style-name="L3">
              <text:list-item>
                <text:p text:style-name="P8">Standard <text:span text:style-name="T5">helper</text:span> functions</text:p>
              </text:list-item>
            </text:list>
            <text:list text:style-name="L3">
              <text:list-item>
                <text:p text:style-name="P8"><text:span text:style-name="T5">Naming</text:span> conventions</text:p>
              </text:list-item>
            </text:list>
            <text:list text:style-name="L3">
              <text:list-item>
                <text:p text:style-name="P8"><text:span text:style-name="T5">Debugging</text:span> tip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579cm" svg:height="11.136cm" svg:x="3.703cm" svg:y="2.256cm" draw:page-number="3" presentation:class="page"/>
          <draw:frame presentation:style-name="pr7" draw:text-style-name="P11" draw:layer="layout" svg:width="16.79cm" svg:height="13.099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Value and variable parameters</text:p>
          </draw:text-box>
        </draw:frame>
        <draw:frame presentation:style-name="pr5" draw:text-style-name="P8" draw:layer="layout" svg:width="25.199cm" svg:height="15.505cm" svg:x="1.4cm" svg:y="4.507cm" presentation:class="outline" presentation:user-transformed="true">
          <draw:text-box>
            <text:list text:style-name="L3">
              <text:list-item>
                <text:p text:style-name="P8">Two kinds of parameters in procedur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PROCEDURE</text:span> <text:span text:style-name="T7">CubeVolume</text:span> (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width : REAL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VAR volume : REAL 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.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CubeVolume (w, v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The first is a <text:span text:style-name="T5">value</text:span> parameter (<text:span text:style-name="T7">call-by-value</text:span>)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When the procedure is invoked, the value of the actual parameter (</text:span><text:span text:style-name="T9">w</text:span><text:span text:style-name="T8">) is </text:span><text:span text:style-name="T10">copied</text:span><text:span text:style-name="T8"> into the formal parameter (</text:span><text:span text:style-name="T9">width</text:span><text:span text:style-name="T8">)</text:span></text:p>
                  </text:list-item>
                </text:list>
              </text:list-item>
            </text:list>
            <text:list text:style-name="L3">
              <text:list-item>
                <text:p text:style-name="P14">Second is a <text:span text:style-name="T5">variable</text:span> parameter (<text:span text:style-name="T7">call-by-reference</text:span>)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Actual parameter (</text:span><text:span text:style-name="T9">v</text:span><text:span text:style-name="T8">) and formal parameter (</text:span><text:span text:style-name="T9">volume</text:span><text:span text:style-name="T8">) both are </text:span><text:span text:style-name="T10">aliases</text:span><text:span text:style-name="T8"> for the same memory locati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Value vs. variable param: example</text:p>
          </draw:text-box>
        </draw:frame>
        <draw:frame presentation:style-name="pr8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2"><text:span text:style-name="T11">PROCEDURE</text:span><text:span text:style-name="T12"> </text:span><text:span text:style-name="T13">DoubleInc</text:span><text:span text:style-name="T12"> (</text:span><text:span text:style-name="T5">x</text:span><text:span text:style-name="T14"> : </text:span><text:span text:style-name="T6">REAL</text:span><text:span text:style-name="T14">; </text:span><text:span text:style-name="T15">VAR</text:span><text:span text:style-name="T14"> </text:span><text:span text:style-name="T5">y</text:span><text:span text:style-name="T14"> : </text:span><text:span text:style-name="T6">REAL</text:span>);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INC</text:span> (<text:span text:style-name="T5">x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INC</text:span> (<text:span text:style-name="T5">y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END</text:span> <text:span text:style-name="T7">DoubleInc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myX</text:span>, <text:span text:style-name="T5">myY</text:span> : <text:span text:style-name="T6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myX</text:span> := 10.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myY</text:span> := 20.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DoubleInc</text:span> (<text:span text:style-name="T5">myX</text:span>, <text:span text:style-name="T5">myY</text:span>);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 draw:id="id6">
          <draw:rect draw:style-name="gr4" draw:text-style-name="P16" draw:id="id1" draw:layer="layout" svg:width="4.445cm" svg:height="1.905cm" svg:x="17.145cm" svg:y="14.605cm">
            <text:p text:style-name="P3">myX = <text:s text:c="5"/></text:p>
            <text:p text:style-name="P3">myY = <text:s text:c="5"/></text:p>
          </draw:rect>
          <draw:connector draw:style-name="gr5" draw:text-style-name="P16" draw:layer="layout" draw:type="curve" draw:line-skew="0.054cm" svg:x1="19.367cm" svg:y1="16.51cm" svg:x2="13.908cm" svg:y2="18.114cm" draw:start-shape="id1" draw:start-glue-point="2">
            <text:p text:style-name="P1"/>
          </draw:connector>
        </draw:g>
        <draw:g draw:id="id3">
          <draw:rect draw:style-name="gr4" draw:text-style-name="P16" draw:id="id2" draw:layer="layout" svg:width="3.81cm" svg:height="1.905cm" svg:x="13.335cm" svg:y="6.35cm">
            <text:p text:style-name="P3">x = <text:s text:c="6"/></text:p>
            <text:p text:style-name="P3">y = <text:s text:c="6"/></text:p>
          </draw:rect>
          <draw:connector draw:style-name="gr5" draw:text-style-name="P16" draw:layer="layout" draw:type="curve" svg:x1="15.24cm" svg:y1="8.255cm" svg:x2="9.871cm" svg:y2="9.023cm" draw:start-shape="id2" draw:start-glue-point="2">
            <text:p text:style-name="P1"/>
          </draw:connector>
        </draw:g>
        <draw:frame draw:style-name="gr1" draw:id="id4" draw:layer="layout" svg:width="1.907cm" svg:height="0.992cm" svg:x="14.938cm" svg:y="6.438cm">
          <draw:text-box>
            <text:p text:style-name="P1">11.0</text:p>
          </draw:text-box>
        </draw:frame>
        <draw:frame draw:style-name="gr1" draw:id="id5" draw:layer="layout" svg:width="1.907cm" svg:height="0.992cm" svg:x="14.938cm" svg:y="7.273cm">
          <draw:text-box>
            <text:p text:style-name="P1">21.0</text:p>
          </draw:text-box>
        </draw:frame>
        <draw:frame draw:style-name="gr1" draw:id="id7" draw:layer="layout" svg:width="1.907cm" svg:height="0.992cm" svg:x="19.585cm" svg:y="14.694cm">
          <draw:text-box>
            <text:p text:style-name="P1">10.0</text:p>
          </draw:text-box>
        </draw:frame>
        <draw:frame draw:style-name="gr1" draw:id="id8" draw:layer="layout" svg:width="1.907cm" svg:height="0.992cm" svg:x="19.685cm" svg:y="15.428cm">
          <draw:text-box>
            <text:p text:style-name="P1">21.0</text:p>
          </draw:text-box>
        </draw:frame>
        <draw:frame draw:style-name="gr1" draw:text-style-name="P17" draw:id="id9" draw:layer="layout" svg:width="3.973cm" svg:height="1.733cm" svg:x="22.55cm" svg:y="14.676cm">
          <draw:text-box>
            <text:p text:style-name="P1"><text:span text:style-name="T16">myX</text:span><text:span text:style-name="T17"> is not</text:span></text:p>
            <text:p text:style-name="P1"><text:span text:style-name="T17">modifi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edicates: pre-/post-conditions</text:p>
          </draw:text-box>
        </draw:frame>
        <draw:frame presentation:style-name="pr9" draw:text-style-name="P12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2"><text:span text:style-name="T11">PROCEDURE</text:span><text:span text:style-name="T12"> </text:span><text:span text:style-name="T13">ASCIIChar</text:span><text:span text:style-name="T12"> (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ascii</text:span><text:span text:style-name="T14"> : </text:span><text:span text:style-name="T6">CARDINAL; VAR </text:span><text:span text:style-name="T5">ch</text:span><text:span text:style-name="T6"> : CHAR 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ascii</text:span> := <text:span text:style-name="T6">VAL</text:span> (<text:span text:style-name="T6">CHAR</text:span>, <text:span text:style-name="T5">ch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END</text:span> <text:span text:style-name="T7">ASCIICha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14">Value parameter </text:span><text:span text:style-name="T5">ascii</text:span><text:span text:style-name="T14"> needs to be &lt;128: either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State </text:span><text:span text:style-name="T5">preconditions</text:span><text:span text:style-name="T14"> clearly in commen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(* Convert from an ASCII code to a character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(* pre: ascii &lt; 128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<text:s text:c="3"/></text:span><text:span text:style-name="T7">post: ch = the character with ASCII code ascii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Or put </text:span><text:span text:style-name="T5">error-checking</text:span><text:span text:style-name="T14"> code in the procedur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rror-handling example</text:p>
          </draw:text-box>
        </draw:frame>
        <draw:frame presentation:style-name="pr10" draw:text-style-name="P12" draw:layer="layout" svg:width="25.199cm" svg:height="15.612cm" svg:x="1.4cm" svg:y="4.507cm" presentation:class="outline" presentation:user-transformed="true">
          <draw:text-box>
            <text:list text:style-name="L5">
              <text:list-item>
                <text:p text:style-name="P12"><text:span text:style-name="T11">PROCEDURE</text:span><text:span text:style-name="T12"> </text:span><text:span text:style-name="T13">ASCIIChar</text:span><text:span text:style-name="T12"> (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ascii</text:span><text:span text:style-name="T14"> : </text:span><text:span text:style-name="T6">CARDINAL; VAR </text:span><text:span text:style-name="T5">ch</text:span><text:span text:style-name="T6"> : CHAR 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(* Convert from an ASCII code to a charac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pre: n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post: ch = the character with ASCII code ascii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ch is not modified if ascii is out of rang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IF </text:span><text:span text:style-name="T5">ascii</text:span><text:span text:style-name="T6"> </text:span><text:span text:style-name="T14">&lt; 128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>TH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9"><text:span text:style-name="T5">ascii</text:span> := <text:span text:style-name="T6">VAL</text:span> (<text:span text:style-name="T6">CHAR</text:span>, <text:span text:style-name="T5">ch</text:span>)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>EL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9">WriteString (“ASCIIChar: input must be &lt; 128!”)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9">WriteString (“ output unchanged”)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>END</text:span>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END</text:span> <text:span text:style-name="T7">ASCIIChar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unctions</text:p>
          </draw:text-box>
        </draw:frame>
        <draw:frame presentation:style-name="pr5" draw:text-style-name="P8" draw:layer="layout" svg:width="25.199cm" svg:height="14.688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Functions</text:span> are a type of procedure that <text:span text:style-name="T5">returns</text:span> a value:</text:p>
              </text:list-item>
            </text:list>
            <text:list text:style-name="L3">
              <text:list-item>
                <text:list>
                  <text:list-item>
                    <text:p text:style-name="P9">CAP ('g') <text:span text:style-name="T5">returns</text:span> 'G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1">PROCEDURE</text:span><text:span text:style-name="T12"> </text:span><text:span text:style-name="T13">CubeMe</text:span><text:span text:style-name="T12"> (</text:span><text:span text:style-name="T14">x : </text:span><text:span text:style-name="T6">REAL</text:span>) <text:span text:style-name="T5">: REAL</text:span>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RETURN </text:span><text:span text:style-name="T14">x * x * x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END</text:span> <text:span text:style-name="T7">CubeM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8">mySphereVol</text:span><text:span text:style-name="T19"> </text:span><text:span text:style-name="T18">:= (4.0/3.0)*Pi* </text:span><text:span text:style-name="T13">CubeMe</text:span><text:span text:style-name="T19"> </text:span><text:span text:style-name="T18">(radius);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4">Functions </text:span><text:span text:style-name="T5">must</text:span><text:span text:style-name="T14"> return a value (of proper type)</text:span></text:p>
              </text:list-item>
            </text:list>
            <text:list text:style-name="L3">
              <text:list-item>
                <text:p text:style-name="P14"><text:span text:style-name="T14">Can have multiple </text:span><text:span text:style-name="T6">RETURN</text:span><text:span text:style-name="T14"> statements; first one encountered </text:span><text:span text:style-name="T5">ends</text:span><text:span text:style-name="T14"> execution of the function</text:span></text:p>
              </text:list-item>
            </text:list>
          </draw:text-box>
        </draw:frame>
        <draw:ellipse draw:style-name="gr6" draw:text-style-name="P16" draw:id="id10" draw:layer="layout" svg:width="3.81cm" svg:height="1.905cm" svg:x="17.145cm" svg:y="8.355cm">
          <text:p text:style-name="P1"/>
        </draw:ellipse>
        <draw:ellipse draw:style-name="gr6" draw:text-style-name="P16" draw:id="id11" draw:layer="layout" svg:width="3.61cm" svg:height="1.271cm" svg:x="5.18cm" svg:y="11.23cm">
          <text:p text:style-name="P1"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voking functions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A function call is not a <text:span text:style-name="T5">complete</text:span> statement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Not OK: </text:span><text:span text:style-name="T13">CubeMe</text:span><text:span text:style-name="T12"> </text:span><text:span text:style-name="T11">(radius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OK: </text:span><text:span text:style-name="T11">volume := </text:span><text:span text:style-name="T13">CubeMe</text:span><text:span text:style-name="T11"> (radius);</text:span></text:p>
                  </text:list-item>
                </text:list>
              </text:list-item>
            </text:list>
            <text:list text:style-name="L3">
              <text:list-item>
                <text:p text:style-name="P8">Functions can have <text:span text:style-name="T5">no</text:span> arguments, but must still use <text:span text:style-name="T5">parentheses</text:span> when invoking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9">PROCEDURE</text:span><text:span text:style-name="T8"> </text:span><text:span text:style-name="T20">GetLowercaseChar</text:span><text:span text:style-name="T8">() : </text:span><text:span text:style-name="T9">CHAR</text:span><text:span text:style-name="T8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9">VAR</text:span><text:span text:style-name="T8"> ch : </text:span><text:span text:style-name="T9">CHAR</text:span><text:span text:style-name="T8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9">BEG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8">ReadChar (ch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9">RETURN</text:span><text:span text:style-name="T8"> (ch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9">END</text:span><text:span text:style-name="T8"> </text:span><text:span text:style-name="T20">GetLowercaseChar</text:span><text:span text:style-name="T8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8">userInput := </text:span><text:span text:style-name="T20">GetLowercaseChar</text:span><text:span text:style-name="T8">(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5" draw:text-style-name="P16" draw:id="id12" draw:layer="layout" svg:x1="22.225cm" svg:y1="15.875cm" svg:x2="16.51cm" svg:y2="17.78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ndard helper procedures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ABS</text:span> (real1 : REAL) : REAL</text:p>
              </text:list-item>
            </text:list>
            <text:list text:style-name="L3">
              <text:list-item>
                <text:list>
                  <text:list-item>
                    <text:p text:style-name="P9">Also works with INTEG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est if two REAL numbers are equal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Set <text:span text:style-name="T6">epsilon</text:span> to some small number, say 1E-5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6">IF ABS(real1 – real2) &lt; epsil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CHR</text:span> (ascii : CARDINAL) : CHAR</text:p>
              </text:list-item>
            </text:list>
            <text:list text:style-name="L3">
              <text:list-item>
                <text:list>
                  <text:list-item>
                    <text:p text:style-name="P9">Converts from ASCII code to character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INC, DEC</text:span></text:p>
              </text:list-item>
            </text:list>
            <text:list text:style-name="L3">
              <text:list-item>
                <text:list>
                  <text:list-item>
                    <text:p text:style-name="P9">Works with any scalar type:<text:line-break/>CARDINAL, INTEGER, REAL, LONGREAL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ndard helpers, cont.</text:p>
          </draw:text-box>
        </draw:frame>
        <draw:frame presentation:style-name="pr5" draw:text-style-name="P8" draw:layer="layout" svg:width="25.199cm" svg:height="15.261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CAP</text:span> (ch: CHAR) : CHAR</text:p>
              </text:list-item>
            </text:list>
            <text:list text:style-name="L3">
              <text:list-item>
                <text:list>
                  <text:list-item>
                    <text:p text:style-name="P9">Convert to uppercase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FLOAT</text:span> (n) : REAL; <text:span text:style-name="T5">LFLOAT</text:span> (n) : LONGREAL</text:p>
              </text:list-item>
            </text:list>
            <text:list text:style-name="L3">
              <text:list-item>
                <text:p text:style-name="P8"><text:span text:style-name="T5">INT</text:span> (n) : INTEGER; <text:span text:style-name="T5">TRUNC</text:span> (n) : CARDINAL</text:p>
              </text:list-item>
            </text:list>
            <text:list text:style-name="L3">
              <text:list-item>
                <text:list>
                  <text:list-item>
                    <text:p text:style-name="P9">Type conversion on scalar types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ODD</text:span> (n) : BOOLEAN (no EVEN)</text:p>
              </text:list-item>
            </text:list>
            <text:list text:style-name="L3">
              <text:list-item>
                <text:list>
                  <text:list-item>
                    <text:p text:style-name="P9">Works on INTEGER, CARDINAL types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MAX</text:span> (type), <text:span text:style-name="T5">MIN</text:span> (type)</text:p>
              </text:list-item>
            </text:list>
            <text:list text:style-name="L3">
              <text:list-item>
                <text:list>
                  <text:list-item>
                    <text:p text:style-name="P9">Maximum/minimum values for a scala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MAX (INTEGER) = 4294967295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ome helpful math functions</text:p>
          </draw:text-box>
        </draw:frame>
        <draw:frame presentation:style-name="pr5" draw:text-style-name="P8" draw:layer="layout" svg:width="25.199cm" svg:height="15.131cm" svg:x="1.4cm" svg:y="4.507cm" presentation:class="outline" presentation:user-transformed="true">
          <draw:text-box>
            <text:list text:style-name="L3">
              <text:list-item>
                <text:p text:style-name="P8"><text:span text:style-name="T11">FROM </text:span><text:span text:style-name="T19">RealMath</text:span><text:span text:style-name="T11"> IMPOR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exp</text:span><text:span text:style-name="T12"> (x : REAL) : REAL;</text:span><text:span text:style-name="T12"><text:tab/></text:span><text:span text:style-name="T12"><text:tab/></text:span><text:span text:style-name="T13">(* e</text:span><text:span text:style-name="T21">x</text:span><text:span text:style-name="T13">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ln</text:span><text:span text:style-name="T12"> (x : REAL) : REAL;</text:span><text:span text:style-name="T12"><text:tab/></text:span><text:span text:style-name="T12"><text:tab/></text:span><text:span text:style-name="T12"><text:tab/></text:span><text:span text:style-name="T13">(* log</text:span><text:span text:style-name="T22">e</text:span><text:span text:style-name="T13">(x)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sqrt</text:span><text:span text:style-name="T12"> (x: REAL) : REAL;</text:span><text:span text:style-name="T12"><text:tab/></text:span><text:span text:style-name="T12"><text:tab/></text:span><text:span text:style-name="T12"><text:tab/></text:span><text:span text:style-name="T13">(* </text:span><text:span text:style-name="T23">√</text:span><text:span text:style-name="T13">x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power</text:span><text:span text:style-name="T12"> (base, exponent : REAL) : RE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13">(* base</text:span><text:span text:style-name="T24">exponent</text:span><text:span text:style-name="T13">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2">More functions available (see text </text:span><text:span text:style-name="T25">§</text:span><text:span text:style-name="T12">6.4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From Stony Brook main Project window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Select </text:span><text:span text:style-name="T11">View-&gt;“Show all modules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Double-click </text:span><text:span text:style-name="T11">“DEF RealMath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Don't modify the standard modules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ome notes on choosing names</text:p>
          </draw:text-box>
        </draw:frame>
        <draw:frame presentation:style-name="pr5" draw:text-style-name="P22" draw:layer="layout" svg:width="25.199cm" svg:height="14.267cm" svg:x="1.4cm" svg:y="4.507cm" presentation:class="outline">
          <draw:text-box>
            <text:list text:style-name="L3">
              <text:list-item>
                <text:p text:style-name="P22"><text:span text:style-name="T26">Variables</text:span><text:span text:style-name="T27"> and constants: </text:span><text:span text:style-name="T28">numApples, myInput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27">Nou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7">Begin with lowerc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7">Use capitals to separate words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6">Procedures</text:span><text:span text:style-name="T27">/functions: </text:span><text:span text:style-name="T28">PrintUsage, ComputeVolum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7">Verb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7">Begin with uppercas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ome debugging tip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Do <text:span text:style-name="T5">hand-simulation</text:span> on your code</text:p>
              </text:list-item>
            </text:list>
            <text:list text:style-name="L3">
              <text:list-item>
                <text:p text:style-name="P8">Use <text:span text:style-name="T5">Write</text:span>Char/Card/Real liberally</text:p>
              </text:list-item>
            </text:list>
            <text:list text:style-name="L3">
              <text:list-item>
                <text:p text:style-name="P8">Double-check for <text:span text:style-name="T5">off-by-one</text:span> errors</text:p>
              </text:list-item>
            </text:list>
            <text:list text:style-name="L3">
              <text:list-item>
                <text:list>
                  <text:list-item>
                    <text:p text:style-name="P9">Especially in counting <text:span text:style-name="T5">loops</text:span></text:p>
                  </text:list-item>
                </text:list>
              </text:list-item>
            </text:list>
            <text:list text:style-name="L3">
              <text:list-item>
                <text:p text:style-name="P8">Try a <text:span text:style-name="T5">stub</text:span> program</text:p>
              </text:list-item>
            </text:list>
            <text:list text:style-name="L3">
              <text:list-item>
                <text:list>
                  <text:list-item>
                    <text:p text:style-name="P9">General program structure of full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kip over computation/process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Use <text:span text:style-name="T5">dummy</text:span> values for outpu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Check out the <text:span text:style-name="T5">debugger</text:span> in Stony Brook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4.3-4.7)</text:p>
          </draw:text-box>
        </draw:frame>
        <draw:frame presentation:style-name="pr5" draw:text-style-name="P8" draw:id="id13" draw:layer="layout" svg:width="25.199cm" svg:height="14.267cm" svg:x="1.4cm" svg:y="4.507cm" presentation:class="outline">
          <draw:text-box>
            <text:list text:style-name="L3">
              <text:list-item>
                <text:p text:id="id14" text:style-name="P8"><text:span text:style-name="T5">Value</text:span> vs. <text:span text:style-name="T5">variable</text:span> parameters: a.k.a.</text:p>
              </text:list-item>
            </text:list>
            <text:list text:style-name="L3">
              <text:list-item>
                <text:list>
                  <text:list-item>
                    <text:p text:id="id15" text:style-name="P9">call-by-<text:span text:style-name="T5">value</text:span> vs. call-by-<text:span text:style-name="T5">reference</text:span></text:p>
                  </text:list-item>
                </text:list>
              </text:list-item>
            </text:list>
            <text:list text:style-name="L3">
              <text:list-item>
                <text:p text:id="id16" text:style-name="P8"><text:span text:style-name="T5">Pre-/post-conditions</text:span> (predicates): two choices:</text:p>
              </text:list-item>
            </text:list>
            <text:list text:style-name="L3">
              <text:list-item>
                <text:list>
                  <text:list-item>
                    <text:p text:id="id17" text:style-name="P9">Specify in <text:span text:style-name="T5">documentation</text:span>/com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8" text:style-name="P9"><text:span text:style-name="T5">Code</text:span> to check input for validity</text:p>
                  </text:list-item>
                </text:list>
              </text:list-item>
            </text:list>
            <text:list text:style-name="L3">
              <text:list-item>
                <text:p text:id="id19" text:style-name="P8"><text:span text:style-name="T5">Function</text:span> procedures</text:p>
              </text:list-item>
            </text:list>
            <text:list text:style-name="L3">
              <text:list-item>
                <text:p text:id="id20" text:style-name="P8">Standard <text:span text:style-name="T5">helper</text:span> functions</text:p>
              </text:list-item>
            </text:list>
            <text:list text:style-name="L3">
              <text:list-item>
                <text:p text:id="id21" text:style-name="P8"><text:span text:style-name="T5">Naming</text:span> conventions</text:p>
              </text:list-item>
            </text:list>
            <text:list text:style-name="L3">
              <text:list-item>
                <text:p text:id="id22" text:style-name="P8"><text:span text:style-name="T5">Debugging</text:span> tip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3" anim:sub-item="background" smil:attributeName="visibility" smil:to="visible"/>
                  <anim:transitionFilter smil:dur="0.5s" smil:targetElement="id13" anim:sub-item="background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29">Lab3</text:span><text:span text:style-name="T1"> due next week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§4.11 # (33 / 34 / 41) (choose on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9">Full</text:span><text:span text:style-name="T1"> writeup!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9">Quiz ch4:</text:span><text:span text:style-name="T1"> next Mon</text:span></text:p>
              </text:list-item>
            </text:list>
            <text:list text:style-name="L3">
              <text:list-item>
                <text:p text:style-name="P8"><text:span text:style-name="T29">Reading</text:span><text:span text:style-name="T1">: through §5.2 for Mon</text:span></text:p>
              </text:list-item>
            </text:list>
            <text:list text:style-name="L3">
              <text:list-item>
                <text:p text:style-name="P8"><text:span text:style-name="T29">Midterm</text:span><text:span text:style-name="T1"> ch1-4: one week from toda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(same day as MATH123 calc midterm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30$Linux OpenOffice.org_project/680m130$Build-8955</meta:generator>
    <dc:title>CMPT14x Lecture</dc:title>
    <meta:initial-creator>Sean Ho</meta:initial-creator>
    <meta:creation-date>2005-08-16T14:05:12</meta:creation-date>
    <dc:date>2005-09-30T10:38:20</dc:date>
    <dc:language>en-US</dc:language>
    <meta:editing-cycles>241</meta:editing-cycles>
    <meta:editing-duration>P9DT21H47M13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